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46bbe" fo:background-color="#f6f9d4"/>
    </style:style>
    <style:style style:name="P2" style:family="paragraph" style:parent-style-name="Standard">
      <style:text-properties officeooo:paragraph-rsid="0005ace8" fo:background-color="#f6f9d4"/>
    </style:style>
    <style:style style:name="P3" style:family="paragraph" style:parent-style-name="Standard">
      <style:text-properties officeooo:paragraph-rsid="0006fc61" fo:background-color="#f6f9d4"/>
    </style:style>
    <style:style style:name="P4" style:family="paragraph" style:parent-style-name="Standard">
      <style:text-properties officeooo:paragraph-rsid="000ccecd" fo:background-color="#f6f9d4"/>
    </style:style>
    <style:style style:name="P5" style:family="paragraph" style:parent-style-name="Standard">
      <style:text-properties officeooo:paragraph-rsid="001b0de4" fo:background-color="#f6f9d4"/>
    </style:style>
    <style:style style:name="P6" style:family="paragraph" style:parent-style-name="Standard">
      <style:text-properties officeooo:paragraph-rsid="001d0df0" fo:background-color="#f6f9d4"/>
    </style:style>
    <style:style style:name="P7" style:family="paragraph" style:parent-style-name="Standard">
      <style:text-properties fo:font-size="8pt" officeooo:paragraph-rsid="00046bbe" fo:background-color="#81d41a" style:font-size-asian="8pt" style:font-size-complex="8pt"/>
    </style:style>
    <style:style style:name="P8" style:family="paragraph" style:parent-style-name="Standard">
      <style:text-properties officeooo:paragraph-rsid="00046bbe"/>
    </style:style>
    <style:style style:name="P9" style:family="paragraph" style:parent-style-name="Standard">
      <style:text-properties fo:font-style="italic" officeooo:paragraph-rsid="00046bbe" fo:background-color="#f6f9d4" style:font-style-asian="italic" style:font-style-complex="italic"/>
    </style:style>
    <style:style style:name="P10" style:family="paragraph" style:parent-style-name="Standard">
      <style:text-properties officeooo:paragraph-rsid="00046bbe" fo:background-color="#ffffa6"/>
    </style:style>
    <style:style style:name="P11" style:family="paragraph" style:parent-style-name="Standard">
      <style:text-properties fo:font-size="8pt" officeooo:paragraph-rsid="000ccecd" fo:background-color="#81d41a" style:font-size-asian="8pt" style:font-size-complex="8pt"/>
    </style:style>
    <style:style style:name="P12" style:family="paragraph" style:parent-style-name="Standard">
      <style:text-properties fo:font-size="8pt" officeooo:paragraph-rsid="00046bbe" fo:background-color="#81d41a" style:font-size-asian="8pt" style:font-size-complex="8pt"/>
    </style:style>
    <style:style style:name="P13" style:family="paragraph" style:parent-style-name="Standard">
      <style:text-properties fo:font-size="8pt" officeooo:rsid="00227cb2" officeooo:paragraph-rsid="00046bbe" fo:background-color="#ff4000" style:font-size-asian="8pt" style:font-size-complex="8pt"/>
    </style:style>
    <style:style style:name="P14" style:family="paragraph" style:parent-style-name="Standard">
      <style:text-properties fo:font-size="8pt" officeooo:rsid="00227cb2" officeooo:paragraph-rsid="0027ec8d" fo:background-color="#ff4000" style:font-size-asian="8pt" style:font-size-complex="8pt"/>
    </style:style>
    <style:style style:name="P15" style:family="paragraph" style:parent-style-name="Standard">
      <style:text-properties fo:font-size="8pt" officeooo:paragraph-rsid="00046bbe" fo:background-color="#ff4000" style:font-size-asian="8pt" style:font-size-complex="8pt"/>
    </style:style>
    <style:style style:name="P16" style:family="paragraph" style:parent-style-name="Standard">
      <style:text-properties fo:font-size="8pt" officeooo:paragraph-rsid="0027ec8d" fo:background-color="#ff4000" style:font-size-asian="8pt" style:font-size-complex="8pt"/>
    </style:style>
    <style:style style:name="P17" style:family="paragraph" style:parent-style-name="Standard">
      <style:text-properties officeooo:paragraph-rsid="00046bbe" fo:background-color="#f6f9d4"/>
    </style:style>
    <style:style style:name="P18" style:family="paragraph" style:parent-style-name="Standard">
      <style:text-properties officeooo:paragraph-rsid="0027ec8d" fo:background-color="#f6f9d4"/>
    </style:style>
    <style:style style:name="P19" style:family="paragraph" style:parent-style-name="Standard">
      <style:text-properties officeooo:paragraph-rsid="00127991"/>
    </style:style>
    <style:style style:name="P20" style:family="paragraph" style:parent-style-name="Standard">
      <style:text-properties officeooo:paragraph-rsid="00046bbe" fo:background-color="#ff4000"/>
    </style:style>
    <style:style style:name="P21" style:family="paragraph" style:parent-style-name="Standard">
      <style:text-properties officeooo:paragraph-rsid="000c0813" fo:background-color="#ff4000"/>
    </style:style>
    <style:style style:name="P22" style:family="paragraph" style:parent-style-name="Standard">
      <style:text-properties officeooo:paragraph-rsid="0027ec8d" fo:background-color="#ff4000"/>
    </style:style>
    <style:style style:name="P23" style:family="paragraph" style:parent-style-name="Standard">
      <style:text-properties fo:font-style="italic" officeooo:paragraph-rsid="00046bbe" fo:background-color="#ff4000" style:font-style-asian="italic" style:font-style-complex="italic"/>
    </style:style>
    <style:style style:name="P24" style:family="paragraph" style:parent-style-name="Standard">
      <style:text-properties fo:font-style="italic" officeooo:paragraph-rsid="0027ec8d" fo:background-color="#ff4000" style:font-style-asian="italic" style:font-style-complex="italic"/>
    </style:style>
    <style:style style:name="P25" style:family="paragraph" style:parent-style-name="Standard">
      <style:text-properties officeooo:paragraph-rsid="0027ec8d"/>
    </style:style>
    <style:style style:name="T1" style:family="text">
      <style:text-properties fo:color="#000000" loext:opacity="100%" fo:font-size="8pt" fo:font-weight="normal" fo:background-color="#81d41a" loext:char-shading-value="0" style:font-size-asian="8pt" style:font-weight-asian="normal" style:font-size-complex="8pt" style:font-weight-complex="normal"/>
    </style:style>
    <style:style style:name="T2" style:family="text">
      <style:text-properties fo:color="#000000" loext:opacity="100%" fo:font-size="8pt" fo:font-weight="normal" officeooo:rsid="00227cb2" fo:background-color="#81d41a" loext:char-shading-value="0" style:font-size-asian="8pt" style:font-weight-asian="normal" style:font-size-complex="8pt" style:font-weight-complex="normal"/>
    </style:style>
    <style:style style:name="T3" style:family="text">
      <style:text-properties fo:color="#000000" loext:opacity="100%" fo:font-size="8pt" fo:font-weight="normal" officeooo:rsid="00190288" fo:background-color="#81d41a" loext:char-shading-value="0" style:font-size-asian="8pt" style:font-weight-asian="normal" style:font-size-complex="8pt" style:font-weight-complex="normal"/>
    </style:style>
    <style:style style:name="T4" style:family="text">
      <style:text-properties fo:color="#000000" loext:opacity="100%" fo:font-size="8pt" fo:font-weight="normal" fo:background-color="#ff4000" loext:char-shading-value="0" style:font-size-asian="8pt" style:font-weight-asian="normal" style:font-size-complex="8pt" style:font-weight-complex="normal"/>
    </style:style>
    <style:style style:name="T5" style:family="text">
      <style:text-properties fo:color="#000000" loext:opacity="100%" fo:font-size="8pt" fo:font-weight="normal" officeooo:rsid="00227cb2" fo:background-color="#ff4000" loext:char-shading-value="0" style:font-size-asian="8pt" style:font-weight-asian="normal" style:font-size-complex="8pt" style:font-weight-complex="normal"/>
    </style:style>
    <style:style style:name="T6" style:family="text">
      <style:text-properties fo:color="#000000" loext:opacity="100%" fo:font-size="8pt" fo:font-weight="normal" officeooo:rsid="00227cb2" fo:background-color="#ff4000" loext:char-shading-value="0" style:font-size-asian="8pt" style:font-weight-asian="normal" style:font-size-complex="8pt" style:font-weight-complex="normal"/>
    </style:style>
    <style:style style:name="T7" style:family="text">
      <style:text-properties fo:color="#000000" loext:opacity="100%" fo:font-size="8pt" fo:font-weight="normal" officeooo:rsid="00190288" fo:background-color="#ff4000" loext:char-shading-value="0" style:font-size-asian="8pt" style:font-weight-asian="normal" style:font-size-complex="8pt" style:font-weight-complex="normal"/>
    </style:style>
    <style:style style:name="T8" style:family="text">
      <style:text-properties fo:color="#000000" loext:opacity="100%" fo:font-size="8pt" fo:font-weight="normal" officeooo:rsid="00190288" fo:background-color="#ff4000" loext:char-shading-value="0" style:font-size-asian="8pt" style:font-weight-asian="normal" style:font-size-complex="8pt" style:font-weight-complex="normal"/>
    </style:style>
    <style:style style:name="T9" style:family="text">
      <style:text-properties fo:color="#000000" loext:opacity="100%" fo:font-size="8pt" fo:font-weight="normal" fo:background-color="#ff4000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loext:opacity="100%" fo:font-size="8pt" fo:background-color="#81d41a" loext:char-shading-value="0" style:font-size-asian="8pt" style:font-size-complex="8pt"/>
    </style:style>
    <style:style style:name="T11" style:family="text">
      <style:text-properties fo:color="#000000" loext:opacity="100%" fo:font-size="8pt" style:font-size-asian="8pt" style:font-size-complex="8pt"/>
    </style:style>
    <style:style style:name="T12" style:family="text">
      <style:text-properties fo:font-size="8pt" fo:background-color="#81d41a" loext:char-shading-value="0" style:font-size-asian="8pt" style:font-size-complex="8pt"/>
    </style:style>
    <style:style style:name="T13" style:family="text">
      <style:text-properties fo:font-size="8pt" officeooo:rsid="00227cb2" fo:background-color="#81d41a" loext:char-shading-value="0" style:font-size-asian="8pt" style:font-size-complex="8pt"/>
    </style:style>
    <style:style style:name="T14" style:family="text">
      <style:text-properties fo:font-size="8pt" officeooo:rsid="0005929a" fo:background-color="#81d41a" loext:char-shading-value="0" style:font-size-asian="8pt" style:font-size-complex="8pt"/>
    </style:style>
    <style:style style:name="T15" style:family="text">
      <style:text-properties fo:font-size="8pt" officeooo:rsid="0005ace8" fo:background-color="#81d41a" loext:char-shading-value="0" style:font-size-asian="8pt" style:font-size-complex="8pt"/>
    </style:style>
    <style:style style:name="T16" style:family="text">
      <style:text-properties fo:font-size="8pt" officeooo:rsid="0006fc61" fo:background-color="#81d41a" loext:char-shading-value="0" style:font-size-asian="8pt" style:font-size-complex="8pt"/>
    </style:style>
    <style:style style:name="T17" style:family="text">
      <style:text-properties fo:font-size="8pt" officeooo:rsid="0009086f" fo:background-color="#81d41a" loext:char-shading-value="0" style:font-size-asian="8pt" style:font-size-complex="8pt"/>
    </style:style>
    <style:style style:name="T18" style:family="text">
      <style:text-properties fo:font-size="8pt" officeooo:rsid="000a256d" fo:background-color="#81d41a" loext:char-shading-value="0" style:font-size-asian="8pt" style:font-size-complex="8pt"/>
    </style:style>
    <style:style style:name="T19" style:family="text">
      <style:text-properties fo:font-size="8pt" officeooo:rsid="000a9713" fo:background-color="#81d41a" loext:char-shading-value="0" style:font-size-asian="8pt" style:font-size-complex="8pt"/>
    </style:style>
    <style:style style:name="T20" style:family="text">
      <style:text-properties fo:font-size="8pt" officeooo:rsid="000ccecd" fo:background-color="#81d41a" loext:char-shading-value="0" style:font-size-asian="8pt" style:font-size-complex="8pt"/>
    </style:style>
    <style:style style:name="T21" style:family="text">
      <style:text-properties fo:font-size="8pt" officeooo:rsid="00145773" fo:background-color="#81d41a" loext:char-shading-value="0" style:font-size-asian="8pt" style:font-size-complex="8pt"/>
    </style:style>
    <style:style style:name="T22" style:family="text">
      <style:text-properties fo:font-size="8pt" officeooo:rsid="0018d1ef" fo:background-color="#81d41a" loext:char-shading-value="0" style:font-size-asian="8pt" style:font-size-complex="8pt"/>
    </style:style>
    <style:style style:name="T23" style:family="text">
      <style:text-properties fo:font-size="8pt" officeooo:rsid="001b0de4" fo:background-color="#81d41a" loext:char-shading-value="0" style:font-size-asian="8pt" style:font-size-complex="8pt"/>
    </style:style>
    <style:style style:name="T24" style:family="text">
      <style:text-properties fo:font-size="8pt" fo:background-color="#ffff00" loext:char-shading-value="0" style:font-size-asian="8pt" style:font-size-complex="8pt"/>
    </style:style>
    <style:style style:name="T25" style:family="text">
      <style:text-properties fo:font-size="8pt" officeooo:rsid="0020cb09" fo:background-color="#ffff00" loext:char-shading-value="0" style:font-size-asian="8pt" style:font-size-complex="8pt"/>
    </style:style>
    <style:style style:name="T26" style:family="text">
      <style:text-properties fo:font-size="8pt" officeooo:rsid="00127991" fo:background-color="#ffff00" loext:char-shading-value="0" style:font-size-asian="8pt" style:font-size-complex="8pt"/>
    </style:style>
    <style:style style:name="T27" style:family="text">
      <style:text-properties fo:font-size="8pt" officeooo:rsid="00170fb1" fo:background-color="#ffff00" loext:char-shading-value="0" style:font-size-asian="8pt" style:font-size-complex="8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officeooo:rsid="00254f18" style:font-size-asian="8pt" style:font-size-complex="8pt"/>
    </style:style>
    <style:style style:name="T30" style:family="text">
      <style:text-properties fo:font-size="8pt" officeooo:rsid="0020cb09" style:font-size-asian="8pt" style:font-size-complex="8pt"/>
    </style:style>
    <style:style style:name="T31" style:family="text">
      <style:text-properties fo:font-size="8pt" officeooo:rsid="00227cb2" style:font-size-asian="8pt" style:font-size-complex="8pt"/>
    </style:style>
    <style:style style:name="T32" style:family="text">
      <style:text-properties fo:font-size="8pt" officeooo:rsid="00208a75" style:font-size-asian="8pt" style:font-size-complex="8pt"/>
    </style:style>
    <style:style style:name="T33" style:family="text">
      <style:text-properties fo:font-size="8pt" fo:background-color="#ffbf00" loext:char-shading-value="0" style:font-size-asian="8pt" style:font-size-complex="8pt"/>
    </style:style>
    <style:style style:name="T34" style:family="text">
      <style:text-properties fo:font-size="8pt" officeooo:rsid="0015d136" fo:background-color="#ffbf00" loext:char-shading-value="0" style:font-size-asian="8pt" style:font-size-complex="8pt"/>
    </style:style>
    <style:style style:name="T35" style:family="text">
      <style:text-properties fo:font-size="8pt" officeooo:rsid="0019025a" fo:background-color="#ffbf00" loext:char-shading-value="0" style:font-size-asian="8pt" style:font-size-complex="8pt"/>
    </style:style>
    <style:style style:name="T36" style:family="text">
      <style:text-properties fo:font-size="8pt" officeooo:rsid="00193447" fo:background-color="#ffbf00" loext:char-shading-value="0" style:font-size-asian="8pt" style:font-size-complex="8pt"/>
    </style:style>
    <style:style style:name="T37" style:family="text">
      <style:text-properties fo:font-size="8pt" officeooo:rsid="001c7608" fo:background-color="#ffbf00" loext:char-shading-value="0" style:font-size-asian="8pt" style:font-size-complex="8pt"/>
    </style:style>
    <style:style style:name="T38" style:family="text">
      <style:text-properties fo:font-size="8pt" officeooo:rsid="00254f18" fo:background-color="#ffbf00" loext:char-shading-value="0" style:font-size-asian="8pt" style:font-size-complex="8pt"/>
    </style:style>
    <style:style style:name="T39" style:family="text">
      <style:text-properties fo:font-size="8pt" officeooo:rsid="00208a75" fo:background-color="#ffbf00" loext:char-shading-value="0" style:font-size-asian="8pt" style:font-size-complex="8pt"/>
    </style:style>
    <style:style style:name="T40" style:family="text">
      <style:text-properties fo:font-size="8pt" fo:font-style="italic" fo:background-color="#ffff00" loext:char-shading-value="0" style:font-size-asian="8pt" style:font-style-asian="italic" style:font-size-complex="8pt" style:font-style-complex="italic"/>
    </style:style>
    <style:style style:name="T41" style:family="text">
      <style:text-properties fo:font-size="8pt" fo:font-style="italic" officeooo:rsid="0020cb09" fo:background-color="#ffff00" loext:char-shading-value="0" style:font-size-asian="8pt" style:font-style-asian="italic" style:font-size-complex="8pt" style:font-style-complex="italic"/>
    </style:style>
    <style:style style:name="T42" style:family="text">
      <style:text-properties fo:font-size="8pt" fo:font-style="italic" fo:background-color="#ffbf00" loext:char-shading-value="0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1c7608" fo:background-color="#ffbf00" loext:char-shading-value="0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1df54b" fo:background-color="#ffbf00" loext:char-shading-value="0" style:font-size-asian="8pt" style:font-style-asian="italic" style:font-size-complex="8pt" style:font-style-complex="italic"/>
    </style:style>
    <style:style style:name="T45" style:family="text">
      <style:text-properties fo:font-size="8pt" fo:font-style="italic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20cb09" style:font-size-asian="8pt" style:font-style-asian="italic" style:font-size-complex="8pt" style:font-style-complex="italic"/>
    </style:style>
    <style:style style:name="T47" style:family="text">
      <style:text-properties fo:font-size="8pt" fo:font-style="normal" fo:background-color="#81d41a" loext:char-shading-value="0" style:font-size-asian="8pt" style:font-style-asian="normal" style:font-size-complex="8pt" style:font-style-complex="normal"/>
    </style:style>
    <style:style style:name="T48" style:family="text">
      <style:text-properties fo:font-size="8pt" fo:font-style="normal" officeooo:rsid="001df54b" fo:background-color="#81d41a" loext:char-shading-value="0" style:font-size-asian="8pt" style:font-style-asian="normal" style:font-size-complex="8pt" style:font-style-complex="normal"/>
    </style:style>
    <style:style style:name="T49" style:family="text">
      <style:text-properties officeooo:rsid="00227cb2"/>
    </style:style>
    <style:style style:name="T50" style:family="text">
      <style:text-properties officeooo:rsid="00229184"/>
    </style:style>
    <style:style style:name="T51" style:family="text">
      <style:text-properties fo:background-color="#f6f9d4" loext:char-shading-value="0"/>
    </style:style>
    <style:style style:name="T52" style:family="text">
      <style:text-properties officeooo:rsid="00245174" fo:background-color="#f6f9d4" loext:char-shading-value="0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0c23e9" fo:background-color="transparent" loext:char-shading-value="0"/>
    </style:style>
    <style:style style:name="T55" style:family="text">
      <style:text-properties officeooo:rsid="000b926d"/>
    </style:style>
    <style:style style:name="T56" style:family="text">
      <style:text-properties officeooo:rsid="000c23e9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193447"/>
    </style:style>
    <style:style style:name="T59" style:family="text">
      <style:text-properties fo:font-size="9pt" fo:background-color="#81d41a" loext:char-shading-value="0" style:font-size-asian="9pt" style:font-size-complex="9pt"/>
    </style:style>
    <style:style style:name="T60" style:family="text">
      <style:text-properties fo:font-size="9pt" officeooo:rsid="001a179f" fo:background-color="#81d41a" loext:char-shading-value="0" style:font-size-asian="9pt" style:font-size-complex="9pt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officeooo:rsid="001f8137"/>
    </style:style>
    <style:style style:name="T63" style:family="text">
      <style:text-properties officeooo:rsid="00208a75"/>
    </style:style>
    <style:style style:name="T64" style:family="text">
      <style:text-properties fo:background-color="#ff4000" loext:char-shading-value="0"/>
    </style:style>
    <style:style style:name="T65" style:family="text">
      <style:text-properties fo:background-color="#ff4000" loext:char-shading-value="0"/>
    </style:style>
    <style:style style:name="T66" style:family="text"/>
    <style:style style:name="T67" style:family="text">
      <style:text-properties fo:background-color="#729fcf" loext:char-shading-value="0"/>
    </style:style>
    <style:style style:name="T68" style:family="text">
      <style:text-properties officeooo:rsid="00245174" fo:background-color="#729fcf" loext:char-shading-value="0"/>
    </style:style>
    <style:style style:name="T69" style:family="text">
      <style:text-properties officeooo:rsid="00245174" fo:background-color="#729fcf" loext:char-shading-value="0"/>
    </style:style>
    <style:style style:name="T70" style:family="text">
      <style:text-properties fo:background-color="#729fc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6"><text:s/></text:span>augment "/rt:routing/rt:control-plane-protocols/"</text:p>
      <text:p text:style-name="P1"><text:s text:c="8"/>+ "rt:control-plane-protocol"</text:p>
      <text:p text:style-name="P1"><text:s text:c="4"/>container bgp</text:p>
      <text:p text:style-name="P1"><text:s text:c="8"/>container global</text:p>
      <text:p text:style-name="P1"><text:s text:c="12"/><text:span text:style-name="T65">leaf as type inet:as-number <text:s/></text:span><text:span text:style-name="T9">// </text:span><text:span text:style-name="T6">bgp_</text:span><text:span text:style-name="T8">proto:</text:span><text:span text:style-name="T9"> u32 local_as, remote_as;</text:span></text:p>
      <text:p text:style-name="P19"><text:span text:style-name="T51"><text:s text:c="12"/></text:span><text:span text:style-name="T70">leaf identifier type yang:dotted-quad – </text:span><text:span text:style-name="T69">router_id</text:span><text:span text:style-name="T24">// </text:span><text:span text:style-name="T26">bgp proto u32 local_id; /* BGP identifier of this router */ (or maybe u32 rr_cluster_id; /* Route reflector cluster ID */, but bird does implement the id, so it should be somewhere here. It is originally not dotted quad but u32 / „an unsigned 32-bit non-zero integer that should be unique within an AS“ )</text:span></text:p>
      <text:p text:style-name="P1"><text:s text:c="12"/><text:span text:style-name="T65">container distance</text:span></text:p>
      <text:p text:style-name="P20"><text:s text:c="16"/><text:span text:style-name="T57">leaf external type uint8 </text:span><text:span text:style-name="T45">//</text:span><text:span text:style-name="T46">1..255, eBGP</text:span></text:p>
      <text:p text:style-name="P23"><text:s text:c="16"/>leaf internal type uint8 <text:span text:style-name="T28">//</text:span><text:span text:style-name="T30">1..255, iBGP</text:span></text:p>
      <text:p text:style-name="P20"><text:s text:c="12"/>container confederation <text:span text:style-name="T31">bgp_config:</text:span><text:span text:style-name="T49"> </text:span><text:span text:style-name="T28">//u32 confederation; /* Confederation ID, or zero if confeds not active */ , </text:span><text:span text:style-name="T31">int confederation_member;<text:tab/>/* Whether neighbor AS is member of our confederation */</text:span></text:p>
      <text:p text:style-name="P20"><text:s text:c="16"/>leaf enabled type boolean</text:p>
      <text:p text:style-name="P20"><text:s text:c="16"/>leaf identifier type inet:as-number</text:p>
      <text:p text:style-name="P20"><text:s text:c="16"/><text:span text:style-name="T57">leaf list member-as type inet:as-number</text:span></text:p>
      <text:p text:style-name="P20"><text:s text:c="12"/>container graceful-restart</text:p>
      <text:p text:style-name="P13">bgp_config:</text:p>
      <text:p text:style-name="P15"><text:s text:c="2"/>int gr_mode;<text:tab/><text:tab/><text:tab/><text:tab/>/* Graceful restart mode (BGP_GR_*) */</text:p>
      <text:p text:style-name="P15"><text:s text:c="2"/>int llgr_mode;<text:tab/><text:tab/><text:tab/>/* Long-lived graceful restart mode (BGP_LLGR_*) */</text:p>
      <text:p text:style-name="P15"><text:s text:c="2"/>unsigned gr_time;<text:tab/><text:tab/><text:tab/>/* Graceful restart timeout */</text:p>
      <text:p text:style-name="P15"><text:s text:c="2"/>unsigned llgr_time;<text:tab/><text:tab/><text:tab/>/* Long-lived graceful restart stale time */</text:p>
      <text:p text:style-name="P15"><text:s text:c="2"/>int require_gr;<text:tab/><text:tab/><text:tab/>/* Require remote support for graceful restart [RFC 4724] */</text:p>
      <text:p text:style-name="P15"><text:s text:c="2"/>int require_llgr;<text:tab/><text:tab/><text:tab/>/* Require remote support for long-lived graceful restart [draft] */</text:p>
      <text:p text:style-name="P20"><text:s text:c="16"/>uses graceful-restart-config</text:p>
      <text:p text:style-name="P20"><text:s text:c="12"/>uses global-group-use-multiple-paths</text:p>
      <text:p text:style-name="P20"><text:s text:c="12"/>uses route-selection-options</text:p>
      <text:p text:style-name="P20"><text:s text:c="12"/>container afi-safis</text:p>
      <text:p text:style-name="P20"><text:s text:c="16"/>list afi-safi(key "name")</text:p>
      <text:p text:style-name="P15"><text:span text:style-name="T50">bgp_proto: </text:span>u32 *afi_map;<text:tab/> <text:s/>/* Map channel index -&gt; AFI */</text:p>
      <text:p text:style-name="P20"><text:s text:c="20"/>uses mp-afi-safi-config</text:p>
      <text:p text:style-name="P20"><text:s text:c="20"/>uses state</text:p>
      <text:p text:style-name="P20"><text:s text:c="20"/>container graceful-restart</text:p>
      <text:p text:style-name="P20"><text:s text:c="24"/>uses mp-afi-safi-graceful-restart-config</text:p>
      <text:p text:style-name="P20"><text:s text:c="20"/>uses route-selection-options <text:span text:style-name="T11">//u32 *afi_map; /* Map channel index -&gt; AFI */</text:span></text:p>
      <text:p text:style-name="P20"><text:s text:c="20"/>uses structure-add-paths</text:p>
      <text:p text:style-name="P20"><text:s text:c="20"/>uses global-group-use-multiple-paths</text:p>
      <text:p text:style-name="P20"><text:s text:c="20"/>uses mp-all-afi-safi-list-contents</text:p>
      <text:p text:style-name="P20"><text:s text:c="12"/>uses rt-pol:apply-policy-group</text:p>
      <text:p text:style-name="P20"><text:s text:c="12"/>uses state</text:p>
      <text:p text:style-name="P1"><text:s text:c="8"/>container neighbors// <text:span text:style-name="T12">struct neighbor </text:span><text:span text:style-name="T21">does exist, but this is rather bgp_proto (bgp_config)</text:span></text:p>
      <text:p text:style-name="P1"><text:s text:c="12"/>list neighbor(key "remote-address")</text:p>
      <text:p text:style-name="P8"><text:span text:style-name="T51"><text:s text:c="16"/>leaf remote-address type inet:ip-address </text:span><text:span text:style-name="T12">//</text:span><text:span text:style-name="T14">bgp_proto: ip_addr remote_ip;</text:span></text:p>
      <text:p text:style-name="P1"><text:s text:c="16"/>leaf peer-group type leafref <text:span text:style-name="T33">// </text:span><text:span text:style-name="T34">this I do not know, but maybe bgp_caps </text:span><text:span text:style-name="T33">const char *hostname; /* Hostname, RFC draft */???</text:span></text:p>
      <text:p text:style-name="P2"><text:s text:c="16"/>leaf local-address type inet:ip-address<text:span text:style-name="T12">//</text:span><text:span text:style-name="T14">bgp_proto: ip_addr </text:span><text:span text:style-name="T15">local</text:span><text:span text:style-name="T14">_ip;</text:span></text:p>
      <text:p text:style-name="P1"><text:s text:c="16"/>leaf local-port type inet:port-number <text:span text:style-name="T12">//</text:span><text:span text:style-name="T15">bgp_config: </text:span><text:span text:style-name="T12">u16 local_port; /* Local listening port */</text:span></text:p>
      <text:p text:style-name="P1"><text:s text:c="16"/>leaf remote-port type inet:port-number<text:span text:style-name="T28"> /</text:span><text:span text:style-name="T12">/</text:span><text:span text:style-name="T15">bgp_config: </text:span><text:span text:style-name="T12">u16 remote_port; /* Neighbor destination port */</text:span></text:p>
      <text:p text:style-name="P3"><text:s text:c="16"/>leaf peer-type type bt:peer-type <text:span text:style-name="T12">//</text:span><text:span text:style-name="T16">bgp_config int peer_type; /* Internal or external BGP (BGP_PT_*, optional) */</text:span></text:p>
      <text:p text:style-name="P1"><text:s text:c="16"/>leaf identifier type yang:dotted-quad // <text:span text:style-name="T27">bgp_proto </text:span><text:span text:style-name="T24">u32 remote_id; <text:s/>/* BGP identifier of the neighbor */ </text:span></text:p>
      <text:p text:style-name="P1"><text:s text:c="16"/><text:span text:style-name="T57">leaf dynamically-configured type empty</text:span></text:p>
      <text:p text:style-name="P1"><text:s text:c="16"/><text:span text:style-name="T57">leaf enabled type boolean</text:span></text:p>
      <text:p text:style-name="P1"><text:soft-page-break/><text:s text:c="16"/>uses neighbor-group-config</text:p>
      <text:p text:style-name="P1"><text:s text:c="16"/>container graceful-restart </text:p>
      <text:p text:style-name="P1"><text:s text:c="20"/>uses graceful-restart-config</text:p>
      <text:p text:style-name="P1"><text:s text:c="20"/>leaf peer-restart-time type uint16 <text:span text:style-name="T12">//</text:span><text:span text:style-name="T22">bgp_config </text:span><text:span text:style-name="T12">unsigned gr_time;/* Graceful restart timeout */</text:span></text:p>
      <text:p text:style-name="P1"><text:s text:c="20"/>leaf peer-restarting type boolean <text:span text:style-name="T12">//</text:span><text:span text:style-name="T22">bgp_proto </text:span><text:span text:style-name="T12">u8 gr_active_num; /* Neighbor is doing GR, number of active channels */, </text:span><text:span text:style-name="T22">bgp_channel</text:span><text:span text:style-name="T12"> u8 gr_active;<text:tab/>/* Neighbor is doing GR (BGP_GRS_*) */</text:span></text:p>
      <text:p text:style-name="P1"><text:s text:c="20"/>leaf local-restarting type boolean <text:span text:style-name="T33">// </text:span><text:span text:style-name="T35">I cant find anything explicit, but maybe proto timer *gr_timer;<text:tab/>/* Timer waiting for reestablishment after graceful restart */?</text:span></text:p>
      <text:p text:style-name="P1"><text:s text:c="20"/>leaf mode type enumeration <text:span text:style-name="T58">(helper-only, bilateral, remote-helper) </text:span><text:span text:style-name="T36">//can not find anything like helper mode in bird</text:span></text:p>
      <text:p text:style-name="P1"><text:span text:style-name="T53"><text:s text:c="15"/></text:span><text:s/>container prefix-limit</text:p>
      <text:p text:style-name="P1"><text:s text:c="20"/>uses prefix-limit-config-common</text:p>
      <text:p text:style-name="P1"><text:s text:c="20"/>uses prefix-limit-state-common</text:p>
      <text:p text:style-name="P1"><text:s text:c="16"/>container afi-safis <text:span text:style-name="T12">//</text:span><text:span text:style-name="T17">bgp_proto u32 *afi_map; /* Map channel index -&gt; AFI */</text:span></text:p>
      <text:p text:style-name="P1"><text:s text:c="20"/>uses bgp-neighbor-afi-safi-list</text:p>
      <text:p text:style-name="P1"><text:span text:style-name="T53"><text:s text:c="16"/></text:span>leaf session-state type enumeration <text:span text:style-name="T12">//</text:span><text:span text:style-name="T18">bgp_conn: </text:span><text:span text:style-name="T12">u8 state; /* State of connection state machine */</text:span></text:p>
      <text:p text:style-name="P1"><text:s text:c="16"/>leaf last-established type yang:date-and-time <text:span text:style-name="T12">//</text:span><text:span text:style-name="T18">proto: btime last_established; /*Last time of enter/leave of established state */</text:span></text:p>
      <text:p text:style-name="P1"><text:s text:c="16"/>uses bgp-capabilities</text:p>
      <text:p text:style-name="P1"><text:s text:c="16"/>container errors <text:span text:style-name="T12">// </text:span><text:span text:style-name="T19">bgp_proto errors</text:span></text:p>
      <text:p text:style-name="P1"><text:s text:c="20"/>container received</text:p>
      <text:p text:style-name="P1"><text:s text:c="24"/>uses bgp-errors-common</text:p>
      <text:p text:style-name="P1"><text:s text:c="24"/>uses bgp-encapsulated-errors-common</text:p>
      <text:p text:style-name="P1"><text:s text:c="24"/>uses bgp-errors-common-data</text:p>
      <text:p text:style-name="P1"><text:s text:c="20"/>container sent</text:p>
      <text:p text:style-name="P1"><text:s text:c="24"/>uses bgp-errors-common</text:p>
      <text:p text:style-name="P1"><text:s text:c="24"/>uses bgp-encapsulated-errors-common</text:p>
      <text:p text:style-name="P1"><text:s text:c="24"/>uses bgp-errors-common-data</text:p>
      <text:p text:style-name="P1"><text:s text:c="16"/>container statistics</text:p>
      <text:p text:style-name="P7">struct bgp_stats { <text:span text:style-name="T55">(bgp_proto: struct bgp_stats stats; /* BGP statistics */)</text:span></text:p>
      <text:p text:style-name="P7"><text:s text:c="2"/>uint rx_messages, tx_messages;</text:p>
      <text:p text:style-name="P7"><text:s text:c="2"/>uint rx_updates, tx_updates;</text:p>
      <text:p text:style-name="P7"><text:s text:c="2"/>u64 <text:s/>rx_bytes, tx_bytes;</text:p>
      <text:p text:style-name="P7"/>
      <text:p text:style-name="P7"><text:s text:c="2"/>uint fsm_established_transitions;</text:p>
      <text:p text:style-name="P7">};</text:p>
      <text:p text:style-name="P1"><text:s text:c="20"/>leaf established-transitions type yang:zero-based-counter32 <text:span text:style-name="T59">// </text:span><text:span text:style-name="T60">bgp_stats uint fsm_established_transitions;</text:span></text:p>
      <text:p text:style-name="P1"><text:s text:c="20"/>container messages</text:p>
      <text:p text:style-name="P1"><text:s text:c="24"/>leaf total-received type yang:zero-based-counter32 <text:span text:style-name="T12">//uint rx_messages</text:span></text:p>
      <text:p text:style-name="P5"><text:s text:c="24"/>leaf total-sent type yang:zero-based-counter32<text:span text:style-name="T12">//uint </text:span><text:span text:style-name="T23">t</text:span><text:span text:style-name="T12">x_messages</text:span></text:p>
      <text:p text:style-name="P5"><text:s text:c="24"/>leaf updates-received type yang:zero-based-counter32<text:span text:style-name="T12">//uint rx_</text:span><text:span text:style-name="T23">updates</text:span></text:p>
      <text:p text:style-name="P5"><text:s text:c="24"/>leaf updates-sent type yang:zero-based-counter32<text:span text:style-name="T12">//uint </text:span><text:span text:style-name="T23">tx_updates</text:span></text:p>
      <text:p text:style-name="P6"><text:s text:c="24"/><text:span text:style-name="T57">leaf erroneous-updates-withdrawn type yang:zero-based-counter32</text:span><text:span text:style-name="T42">//</text:span><text:span text:style-name="T43">looks like bird just log it, </text:span><text:span text:style-name="T44">there is </text:span><text:span text:style-name="T43">struct bgp_parse_state uint err_withdraw;, </text:span><text:span text:style-name="T44">but without comment</text:span></text:p>
      <text:p text:style-name="P9"><text:s text:c="24"/>leaf erroneous-updates-attribute-discarded type yang:zero-based-counter32 <text:span text:style-name="T33">//</text:span><text:span text:style-name="T37">looks like bird just log it</text:span></text:p>
      <text:p text:style-name="P1"><text:s text:c="24"/><text:span text:style-name="T61">leaf in-update-elapsed-time type yang:gauge32 </text:span><text:span text:style-name="T47">//</text:span><text:span text:style-name="T48">bgp_proto </text:span><text:span text:style-name="T47">time last_rx_update; <text:s/>/* Last time of RX update */</text:span></text:p>
      <text:p text:style-name="P20"><text:s text:c="24"/><text:span text:style-name="T57">leaf notifications-received type yang:zero-based-counter32</text:span></text:p>
      <text:p text:style-name="P23"><text:s text:c="24"/>leaf notifications-sent type yang:zero-based-counter32</text:p>
      <text:p text:style-name="P20"><text:s text:c="24"/><text:span text:style-name="T57">leaf route-refreshes-received type yang:zero-based-counter32</text:span></text:p>
      <text:p text:style-name="P23"><text:s text:c="24"/>leaf route-refreshes-sent type yang:zero-based-counter32</text:p>
      <text:p text:style-name="P20"><text:s text:c="20"/><text:span text:style-name="T57">container queues</text:span></text:p>
      <text:p text:style-name="P23"><text:soft-page-break/><text:s text:c="24"/>leaf input type yang:gauge32</text:p>
      <text:p text:style-name="P23"><text:s text:c="24"/>leaf output type yang:gauge32</text:p>
      <text:p text:style-name="P20"><text:s text:c="20"/><text:span text:style-name="T62">action clear</text:span></text:p>
      <text:p text:style-name="P20"><text:s text:c="28"/>leaf clear-at type yang:date-and-time</text:p>
      <text:p text:style-name="P20"><text:s text:c="28"/>leaf clear-finished-at type yang:date-and-time</text:p>
      <text:p text:style-name="P20"><text:s text:c="16"/><text:span text:style-name="T56">notification established</text:span></text:p>
      <text:p text:style-name="P20"><text:s text:c="16"/>notification backward-transition</text:p>
      <text:p text:style-name="P20"><text:s text:c="16"/>container notification-received</text:p>
      <text:p text:style-name="P20"><text:s text:c="20"/>uses bgp-errors-common</text:p>
      <text:p text:style-name="P20"><text:s text:c="20"/>uses bgp-encapsulated-errors-common</text:p>
      <text:p text:style-name="P20"><text:s text:c="16"/>container notification-sent</text:p>
      <text:p text:style-name="P20"><text:s text:c="20"/>uses bgp-errors-common</text:p>
      <text:p text:style-name="P20"><text:s text:c="20"/>uses bgp-encapsulated-errors-common</text:p>
      <text:p text:style-name="P20"><text:s text:c="16"/><text:span text:style-name="T56">action clear</text:span></text:p>
      <text:p text:style-name="P20"><text:s text:c="20"/>choice operation</text:p>
      <text:p text:style-name="P20"><text:s text:c="24"/>case operation-admin</text:p>
      <text:p text:style-name="P20"><text:s text:c="28"/>leaf admin type empty</text:p>
      <text:p text:style-name="P20"><text:s text:c="24"/>case operation-hard</text:p>
      <text:p text:style-name="P20"><text:s text:c="28"/>leaf hard type empty</text:p>
      <text:p text:style-name="P20"><text:s text:c="24"/>case operation-soft</text:p>
      <text:p text:style-name="P20"><text:s text:c="28"/>leaf soft type empty</text:p>
      <text:p text:style-name="P20"><text:s text:c="24"/>case operation-soft-inbound</text:p>
      <text:p text:style-name="P21"><text:s text:c="28"/>leaf soft-inbound</text:p>
      <text:p text:style-name="P20"><text:s text:c="8"/>container peer-group<text:span text:style-name="T63">s </text:span><text:span text:style-name="T28">// </text:span><text:span text:style-name="T29">cant find in bird </text:span><text:span text:style-name="T32">more complex peer struct</text:span></text:p>
      <text:p text:style-name="P20"><text:s text:c="12"/>list peer-group(key "name")</text:p>
      <text:p text:style-name="P20"><text:s text:c="16"/>leaf name type string</text:p>
      <text:p text:style-name="P20"><text:s text:c="16"/>uses neighbor-group-config</text:p>
      <text:p text:style-name="P20"><text:s text:c="16"/>uses structure-dynamic-peers</text:p>
      <text:p text:style-name="P20"><text:s text:c="16"/>container graceful-restart</text:p>
      <text:p text:style-name="P20"><text:s text:c="20"/>uses graceful-restart-config</text:p>
      <text:p text:style-name="P20"><text:s text:c="16"/>container prefix-limit</text:p>
      <text:p text:style-name="P20"><text:s text:c="20"/>uses prefix-limit-config-common</text:p>
      <text:p text:style-name="P20"><text:s text:c="16"/>container afi-safis</text:p>
      <text:p text:style-name="P20"><text:s text:c="20"/>list afi-safi(key "name")</text:p>
      <text:p text:style-name="P20"><text:s text:c="24"/>uses mp-afi-safi-config</text:p>
      <text:p text:style-name="P20"><text:s text:c="24"/>container graceful-restart</text:p>
      <text:p text:style-name="P20"><text:s text:c="28"/>uses mp-afi-safi-graceful-restart-config</text:p>
      <text:p text:style-name="P20"><text:s text:c="24"/>uses structure-add-paths</text:p>
      <text:p text:style-name="P20"><text:s text:c="24"/>uses bgp-neighbor-use-multiple-paths</text:p>
      <text:p text:style-name="P20"><text:s text:c="24"/>uses mp-all-afi-safi-list-contents</text:p>
      <text:p text:style-name="P4"><text:span text:style-name="T20">bgp_config: </text:span><text:span text:style-name="T12">int peer_type;<text:tab/><text:tab/><text:tab/>/* Internal or external BGP (BGP_PT_*, optional) */</text:span></text:p>
      <text:p text:style-name="P11"><text:s text:c="2"/>u8 <text:s/>local_role;<text:tab/><text:tab/><text:tab/>/* Set peering role with neighbor [RFC 9234] */</text:p>
      <text:p text:style-name="P7"><text:s text:c="2"/>int require_roles;<text:tab/><text:tab/><text:tab/>/* Require configured roles on both sides */</text:p>
      <text:p text:style-name="P10"><text:s text:c="8"/>uses ri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cs" fo:country="CZ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cs" fo:country="CZ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55:26.536478849</meta:creation-date>
    <dc:date>2024-04-22T13:17:17.412787366</dc:date>
    <meta:editing-duration>PT23H10M3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3" meta:paragraph-count="137" meta:word-count="766" meta:character-count="8813" meta:non-whitespace-character-count="5894"/>
  </office:meta>
</office:document-meta>
</file>